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prenom, noregion</text:p>
      <text:p text:style-name="Standard">FROM dept</text:p>
      <text:p text:style-name="Standard">JOIN employe ON dept.nodept = employe.nodep</text:p>
      <text:p text:style-name="Standard"/>
      <text:p text:style-name="Standard">----</text:p>
      <text:p text:style-name="Standard"/>
      <text:p text:style-name="Standard">SELECT nodep AS 'num de dep',dept.nom AS 'nom de departement', employe.nom AS 'nom employé'</text:p>
      <text:p text:style-name="Standard">FROM dept</text:p>
      <text:p text:style-name="Standard">JOIN employe ON dept.nodept = employe.nodep</text:p>
      <text:p text:style-name="Standard"/>
      <text:p text:style-name="Standard">----</text:p>
      <text:p text:style-name="Standard"/>
      <text:p text:style-name="Standard">SELECT nodep AS 'num de dep',dept.nom AS 'nom de departement', employe.nom AS 'nom employé'</text:p>
      <text:p text:style-name="Standard">FROM dept</text:p>
      <text:p text:style-name="Standard">JOIN employe ON dept.nodept = employe.nodep</text:p>
      <text:p text:style-name="Standard">WHERE dept.nom LIKE 'distribution'</text:p>
      <text:p text:style-name="Standard"/>
      <text:p text:style-name="Standard">----</text:p>
      <text:p text:style-name="Standard"/>
      <text:p text:style-name="Standard">SELECT employe.nom AS employe, employe.salaire, superieur.nom AS superieur, superieur.salaire</text:p>
      <text:p text:style-name="Standard">FROM employe</text:p>
      <text:p text:style-name="Standard">JOIN employe AS superieur ON employe.nosup = superieur.noemp</text:p>
      <text:p text:style-name="Standard">WHERE employe.salaire &gt; superieur.salaire</text:p>
      <text:p text:style-name="Standard"/>
      <text:p text:style-name="Standard">----</text:p>
      <text:p text:style-name="Standard"/>
      <text:p text:style-name="Standard">SELECT employe.nom, titre</text:p>
      <text:p text:style-name="Standard">FROM employe</text:p>
      <text:p text:style-name="Standard">WHERE titre IN</text:p>
      <text:p text:style-name="Standard">(SELECT titre FROM employe WHERE nom= 'amartakaldire')</text:p>
      <text:p text:style-name="Standard"/>
      <text:p text:style-name="Standard">----</text:p>
      <text:p text:style-name="Standard"/>
      <text:p text:style-name="Standard">SELECT nom, salaire, nodep</text:p>
      <text:p text:style-name="Standard">FROM employe</text:p>
      <text:p text:style-name="Standard">WHERE salaire &gt; ANY </text:p>
      <text:p text:style-name="Standard"><text:tab/>(SELECT salaire FROM employe WHERE nodep=31)</text:p>
      <text:p text:style-name="Standard"/>
      <text:p text:style-name="Standard">----</text:p>
      <text:p text:style-name="Standard"/>
      <text:p text:style-name="Standard">SELECT nom, salaire, nodep</text:p>
      <text:p text:style-name="Standard">FROM employe</text:p>
      <text:p text:style-name="Standard">WHERE salaire &gt; All </text:p>
      <text:p text:style-name="Standard"><text:tab/>(SELECT salaire FROM employe WHERE nodep=31)</text:p>
      <text:p text:style-name="Standard"/>
      <text:p text:style-name="Standard">----</text:p>
      <text:p text:style-name="Standard"/>
      <text:p text:style-name="Standard">SELECT nom, titre</text:p>
      <text:p text:style-name="Standard">FROM employe</text:p>
      <text:p text:style-name="Standard">WHERE nodep = 31</text:p>
      <text:p text:style-name="Standard"><text:soft-page-break/>AND titre IN ( </text:p>
      <text:p text:style-name="Standard"><text:tab/>SELECT titre </text:p>
      <text:p text:style-name="Standard"><text:tab/>FROM employe</text:p>
      <text:p text:style-name="Standard"><text:tab/>WHERE nodep = 32)</text:p>
      <text:p text:style-name="Standard"/>
      <text:p text:style-name="Standard">----</text:p>
      <text:p text:style-name="Standard"/>
      <text:p text:style-name="Standard">SELECT nom, titre</text:p>
      <text:p text:style-name="Standard">FROM employe</text:p>
      <text:p text:style-name="Standard">WHERE nodep = 31</text:p>
      <text:p text:style-name="Standard">AND titre not IN ( </text:p>
      <text:p text:style-name="Standard"><text:tab/>SELECT titre </text:p>
      <text:p text:style-name="Standard"><text:tab/>FROM employe</text:p>
      <text:p text:style-name="Standard"><text:tab/>WHERE nodep = 32)</text:p>
      <text:p text:style-name="Standard"/>
      <text:p text:style-name="Standard">----</text:p>
      <text:p text:style-name="Standard"/>
      <text:p text:style-name="Standard">SELECT nom, titre, salaire</text:p>
      <text:p text:style-name="Standard">FROM employe</text:p>
      <text:p text:style-name="Standard">WHERE titre</text:p>
      <text:p text:style-name="Standard">IN ( </text:p>
      <text:p text:style-name="Standard"><text:tab/>SELECT titre </text:p>
      <text:p text:style-name="Standard"><text:tab/>FROM employe</text:p>
      <text:p text:style-name="Standard"><text:tab/>WHERE nom = 'Fairent')</text:p>
      <text:p text:style-name="Standard">AND salaire </text:p>
      <text:p text:style-name="Standard">IN (</text:p>
      <text:p text:style-name="Standard"><text:tab/>SELECT salaire</text:p>
      <text:p text:style-name="Standard"><text:tab/>FROM employe </text:p>
      <text:p text:style-name="Standard"><text:tab/>WHERE nom = 'Fairent')</text:p>
      <text:p text:style-name="Standard"/>
      <text:p text:style-name="Standard">----</text:p>
      <text:p text:style-name="Standard"/>
      <text:p text:style-name="Standard">SELECT nodept, dept.nom, employe.nom</text:p>
      <text:p text:style-name="Standard">FROM dept</text:p>
      <text:p text:style-name="Standard">LEFT JOIN employe ON <text:s/>employe.nodep = dept.nodept</text:p>
      <text:p text:style-name="Standard">ORDER BY nodept </text:p>
      <text:p text:style-name="Standard"/>
      <text:p text:style-name="Standard">--exos1--</text:p>
      <text:p text:style-name="Standard"/>
      <text:p text:style-name="Standard">SELECT <text:s/>titre,COUNT(employe.nom)</text:p>
      <text:p text:style-name="Standard">FROM employe</text:p>
      <text:p text:style-name="Standard">GROUP BY titre</text:p>
      <text:p text:style-name="Standard"/>
      <text:p text:style-name="Standard">--exos2--</text:p>
      <text:p text:style-name="Standard"/>
      <text:p text:style-name="Standard">SELECT noregion, nodep, AVG(salaire)</text:p>
      <text:p text:style-name="Standard">FROM employe</text:p>
      <text:p text:style-name="Standard">JOIN dept ON employe.nodep = dept.nodept</text:p>
      <text:p text:style-name="Standard">GROUP BY noregion</text:p>
      <text:p text:style-name="Standard"/>
      <text:p text:style-name="Standard">--exos3--</text:p>
      <text:p text:style-name="Standard"/>
      <text:p text:style-name="Standard"><text:soft-page-break/>SELECT count(nom), nodep</text:p>
      <text:p text:style-name="Standard">FROM employe</text:p>
      <text:p text:style-name="Standard">group BY nodep</text:p>
      <text:p text:style-name="Standard">HAVING COUNT(*) &gt;= 3</text:p>
      <text:p text:style-name="Standard"/>
      <text:p text:style-name="Standard">--exos4--</text:p>
      <text:p text:style-name="Standard"/>
      <text:p text:style-name="Standard">SELECT LEFT(nom, 1) AS 'initiale', COUNT(*) AS 'nombre'</text:p>
      <text:p text:style-name="Standard">FROM employe</text:p>
      <text:p text:style-name="Standard">GROUP BY initiale</text:p>
      <text:p text:style-name="Standard">HAVING COUNT(*) &gt;= 3</text:p>
      <text:p text:style-name="Standard"/>
      <text:p text:style-name="Standard">--exos5--</text:p>
      <text:p text:style-name="Standard"/>
      <text:p text:style-name="Standard">SELECT MAX(salaire) AS 'salaire_max', MIN(salaire) AS 'salaire_min', MAX(salaire)- MIN(salaire) AS écart_salaire</text:p>
      <text:p text:style-name="Standard">FROM employe</text:p>
      <text:p text:style-name="Standard"/>
      <text:p text:style-name="Standard">--exos6--</text:p>
      <text:p text:style-name="Standard"/>
      <text:p text:style-name="Standard">SELECT DISTINCT titre</text:p>
      <text:p text:style-name="Standard">FROM employe</text:p>
      <text:p text:style-name="Standard"/>
      <text:p text:style-name="Standard">--exos7--</text:p>
      <text:p text:style-name="Standard"/>
      <text:p text:style-name="Standard">SELECT DISTINCT titre, COUNT(*) </text:p>
      <text:p text:style-name="Standard">FROM employe</text:p>
      <text:p text:style-name="Standard">GROUP BY titre</text:p>
      <text:p text:style-name="Standard"/>
      <text:p text:style-name="Standard">--exos8--</text:p>
      <text:p text:style-name="Standard"/>
      <text:p text:style-name="Standard">SELECT dept.nom, COUNT(noemp)</text:p>
      <text:p text:style-name="Standard">FROM dept</text:p>
      <text:p text:style-name="Standard">JOIN employe ON nodep = nodept</text:p>
      <text:p text:style-name="Standard">GROUP BY nodep</text:p>
      <text:p text:style-name="Standard"/>
      <text:p text:style-name="Standard">--exos9--</text:p>
      <text:p text:style-name="Standard"/>
      <text:p text:style-name="Standard">SELECT titre, AVG(salaire)</text:p>
      <text:p text:style-name="Standard">FROM employe</text:p>
      <text:p text:style-name="Standard">WHERE salaire &gt; (</text:p>
      <text:p text:style-name="Standard"><text:tab/>SELECT AVG(salaire) </text:p>
      <text:p text:style-name="Standard"><text:tab/>FROM employe</text:p>
      <text:p text:style-name="Standard"><text:tab/>WHERE titre = 'representant')</text:p>
      <text:p text:style-name="Standard">GROUP BY titre</text:p>
      <text:p text:style-name="Standard">ORDER BY AVG(salaire) asc</text:p>
      <text:p text:style-name="Standard"/>
      <text:p text:style-name="Standard">--exos10--</text:p>
      <text:p text:style-name="Standard"/>
      <text:p text:style-name="Standard">SELECT COUNT(salaire), COUNT(tauxcom)</text:p>
      <text:p text:style-name="Standard">from employ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09:16:23.262953427</meta:creation-date>
    <dc:date>2023-11-06T09:17:39.329475924</dc:date>
    <meta:editing-duration>PT1M16S</meta:editing-duration>
    <meta:editing-cycles>1</meta:editing-cycles>
    <meta:document-statistic meta:table-count="0" meta:image-count="0" meta:object-count="0" meta:page-count="3" meta:paragraph-count="112" meta:word-count="369" meta:character-count="2380" meta:non-whitespace-character-count="2101"/>
    <meta:generator>LibreOffice/7.3.7.2$Linux_X86_64 LibreOffice_project/30$Build-2</meta:generator>
  </office:meta>
</office:document-meta>
</file>